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ValueMethodArgumentResolver.ExpressionValueMethodArgumentResolver( @ Nullable Configur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Value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ValueMethodArgumentResolver.resolveName( String name , MethodParameter parameter , NativeWebRequest web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Value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ValueNamedValueInfo.ExpressionValueNamedValueInfo( Value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Value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